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2HttpOperationImpl.setHttpTransferCodingDefault( String httpTransferCodingDe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setHttpOutputSerialization( String httpOutputSerial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getHttpInput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isHttpLocationIgnoreUnci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getHttpTransferCoding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getHttpFault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setHttpMethod( String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setHttpLocationIgnoreUncited( boolean httpLocationIgnoreUnci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setHttpInputSerialization( String httpInputSerial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setHttpFaultSerialization( String httpFaultSerializ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getHttp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setHttpLocation( String http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getHttp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2HttpOperationImpl.getHttpOutput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